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</style:style>
    <style:style style:name="P2" style:family="paragraph" style:parent-style-name="Standard">
      <style:paragraph-properties fo:margin-top="0.101cm" fo:margin-bottom="0.101cm" style:contextual-spacing="false" fo:text-align="center" style:justify-single-word="false" style:writing-mode="lr-tb"/>
    </style:style>
    <style:style style:name="P3" style:family="paragraph" style:parent-style-name="Standard" style:list-style-name="WWNum1">
      <style:paragraph-properties fo:margin-top="0.101cm" fo:margin-bottom="0.101cm" style:contextual-spacing="false" fo:line-height="115%" fo:text-align="justify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left="0cm" fo:margin-right="0cm" fo:margin-top="0.101cm" fo:margin-bottom="0.101cm" style:contextual-spacing="false" fo:line-height="115%" fo:text-align="justify" style:justify-single-word="false" fo:orphans="2" fo:widows="2" fo:hyphenation-ladder-count="no-limit" fo:text-indent="0cm" style:auto-text-indent="false" style:writing-mode="lr-tb"/>
      <style:text-properties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left="0cm" fo:margin-right="0cm" fo:margin-top="0.402cm" fo:margin-bottom="0.402cm" style:contextual-spacing="false" fo:line-height="115%" fo:text-align="justify" style:justify-single-word="false" fo:orphans="2" fo:widows="2" fo:hyphenation-ladder-count="no-limit" fo:text-indent="0cm" style:auto-text-indent="false" style:writing-mode="lr-tb"/>
      <style:text-properties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left="0cm" fo:margin-right="0cm" fo:margin-top="0.101cm" fo:margin-bottom="0.101cm" style:contextual-spacing="false" fo:line-height="115%" fo:text-align="justify" style:justify-single-word="false" fo:orphans="2" fo:widows="2" fo:hyphenation-ladder-count="no-limit" fo:text-indent="1cm" style:auto-text-indent="false" style:writing-mode="lr-tb"/>
      <style:text-properties officeooo:paragraph-rsid="0006cd1c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left="0cm" fo:margin-right="0cm" fo:margin-top="0.101cm" fo:margin-bottom="0.101cm" style:contextual-spacing="false" fo:line-height="115%" fo:text-align="start" style:justify-single-word="false" fo:orphans="2" fo:widows="2" fo:hyphenation-ladder-count="no-limit" fo:text-indent="0cm" style:auto-text-indent="false" fo:break-before="page" style:writing-mode="lr-tb"/>
      <style:text-properties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line-height="115%" fo:text-align="justify" style:justify-single-word="false" fo:orphans="2" fo:widows="2" fo:hyphenation-ladder-count="no-limit" fo:text-indent="0cm" style:auto-text-indent="false" style:writing-mode="lr-tb"/>
      <style:text-properties style:font-name="Times New Roman" fo:font-size="12pt" style:font-size-asian="12pt" style:font-size-complex="12pt" fo:hyphenate="false" fo:hyphenation-remain-char-count="2" fo:hyphenation-push-char-count="2" loext:hyphenation-no-caps="false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officeooo:rsid="0006cd1c" style:font-size-asian="12pt" style:font-size-complex="12pt"/>
    </style:style>
    <style:style style:name="T6" style:family="text">
      <style:text-properties style:font-name="Times New Roman" fo:font-size="12pt" officeooo:rsid="00088d7e" style:font-size-asian="12pt" style:font-size-complex="12pt"/>
    </style:style>
    <style:style style:name="T7" style:family="text">
      <style:text-properties style:font-name="Times New Roman" fo:font-size="12pt" officeooo:rsid="0009a2c0" style:font-size-asian="12pt" style:font-size-complex="12pt"/>
    </style:style>
    <style:style style:name="T8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9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0" style:family="text">
      <style:text-properties style:font-name="Times New Roman" fo:font-size="12pt" fo:font-style="normal" officeooo:rsid="0006cd1c" style:font-size-asian="12pt" style:font-style-asian="normal" style:font-size-complex="12pt" style:font-style-complex="normal"/>
    </style:style>
    <style:style style:name="T11" style:family="text">
      <style:text-properties style:font-name="Times New Roman" fo:font-size="12pt" fo:font-weight="bold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escrição Conceitual do Mini-mundo do Projeto de </text:span></text:p>
      <text:p text:style-name="P1"><text:span text:style-name="T1">Banco de Dados para um Sistema de Administração Paroquial</text:span><text:span text:style-name="T1"><text:note text:id="ftn1" text:note-class="footnote"><text:note-citation>1</text:note-citation><text:note-body><text:p text:style-name="Footnote"><text:span text:style-name="T3"><text:s/>Consulte as observações antes de ler a descrição do mini-mundo.</text:span></text:p></text:note-body></text:note></text:span></text:p>
      <text:p text:style-name="P2"/>
      <text:p text:style-name="P6"><text:span text:style-name="T4">Iacobus é o secretário da paróquia </text:span><text:span text:style-name="T8">Sancti Ioseph</text:span><text:span text:style-name="T4"> em Iosephland, pertencente à diocese </text:span><text:span text:style-name="T8">Familiae Sacrae</text:span><text:span text:style-name="T9">. Todos os dias Iacobus precisa resolver várias demandas da paróquia, tais como: registrar as pessoas que foram batizadas, as missas que foram celebradas, os dados das igrejas, a quantidade de dízimo coletado e entre outras coisas. </text:span><text:span text:style-name="T10">Dessa forma, é necessário que seja criado um banco de dados computacional, a fim de auxiliar na administração dos dados da paróquia, com as seguintes especificações:</text:span></text:p>
      <text:list xml:id="list1207171380" text:style-name="WWNum1">
        <text:list-item>
          <text:p text:style-name="P3"><text:span text:style-name="T5">As características das p</text:span><text:span text:style-name="T4">essoas da paróquia </text:span><text:span text:style-name="T5">são</text:span><text:span text:style-name="T4">: o nome, a idade e o seu batistério, caso o tenha. Toda pessoa deve ser:</text:span></text:p>
          <text:list>
            <text:list-item>
              <text:p text:style-name="P3"><text:span text:style-name="T4">Um fiel, que pertence a uma comunidade da paróquia, pode prestar serviços à paróquia por meio de uma pastoral, e pode participar de uma turma de catequese.</text:span></text:p>
            </text:list-item>
            <text:list-item>
              <text:p text:style-name="P3"><text:span text:style-name="T4">Um padre, que assume um cargo na paróquia (como pároco, vigário ou administrador paroquial), pode pertencer a uma ordem religiosa, tem a data da sua ordenação sacerdotal e é submisso a um bispo.</text:span></text:p>
            </text:list-item>
            <text:list-item>
              <text:p text:style-name="P3"><text:span text:style-name="T4">Ou um bispo, que é o governador de uma diocese, tem a data de sua ordenação episcopal e tem um conjunto de padres que lhe são submissos.</text:span></text:p>
            </text:list-item>
          </text:list>
        </text:list-item>
        <text:list-item>
          <text:p text:style-name="P3"><text:span text:style-name="T4">As igrejas da paróquia têm um nome, um santo padroeiro, pertencem a uma comunidade, estão localizadas em um endereço, têm a data de sua ereção canônica, e uma informação que indica se ela é a igreja matriz (sede) da paróquia ou não.</text:span></text:p>
        </text:list-item>
        <text:list-item>
          <text:p text:style-name="P3"><text:span text:style-name="T4">As turmas de catequese pertencem a uma comunidade, têm um conjunto de fiéis que delas participam, têm um fiel que é o catequista e um santo padroeiro.</text:span></text:p>
        </text:list-item>
        <text:list-item>
          <text:p text:style-name="P3"><text:span text:style-name="T4">As pastorais possuem um nome, um fiel coordenador e um conjunto de fiéis que delas participam.</text:span></text:p>
        </text:list-item>
        <text:list-item>
          <text:p text:style-name="P3"><text:span text:style-name="T4">As comunidades da paróquia são localizadas em um bairro ou sítio da cidade, têm um nome, um santo padroeiro, a data de sua fundação, um conjunto de fiéis, uma ou mais igrejas localizadas em suas redondezas e um dízimo coletado numa data.</text:span></text:p>
        </text:list-item>
        <text:list-item>
          <text:p text:style-name="P3"><text:span text:style-name="T4">Os dízimos das comunidades são coletados numa determinada data a cada mês e têm um valor.</text:span></text:p>
        </text:list-item>
        <text:list-item>
          <text:p text:style-name="P3"><text:span text:style-name="T4">Todo batismo realizado na paróquia, </text:span><text:span text:style-name="T5">cujo certificado chama-se</text:span><text:span text:style-name="T4"> batistério, tem um sacerdote celebrante (padre ou bispo), uma pessoa que foi batizada, uma data e uma igreja nas quais a celebração ocorreu, uma ou duas pessoas que são os padrinhos da pessoa batizada e, caso tenha sido celebrad</text:span><text:span text:style-name="T5">o</text:span><text:span text:style-name="T4"> numa missa, a missa em que o batismo ocorreu.</text:span></text:p>
        </text:list-item>
        <text:list-item>
          <text:p text:style-name="P3"><text:span text:style-name="T4">Toda missa é celebrada por um sacerdote principal e, caso estejam presentes, por outros sacerdotes concelebrantes; ocorre numa certa data e </text:span><text:span text:style-name="T6">numa</text:span><text:span text:style-name="T4"> determinada igreja, </text:span><text:span text:style-name="T6">tem </text:span><text:span text:style-name="T4">um valor referente as ofertas coletadas na missa, uma categoria litúrgica, um nome e batistérios, caso tenham ocorrido durante a missa.</text:span></text:p>
        </text:list-item>
      </text:list>
      <text:p text:style-name="P8"/>
      <text:p text:style-name="P7"><text:span text:style-name="T11">Observações</text:span><text:span text:style-name="T4">: </text:span></text:p>
      <text:p text:style-name="P5"><text:span text:style-name="T4">1 – Dentro do contexto da Igreja Católica Apostólica Romana, a unidade administrativa dos fiéis em um determinado território é a diocese, governada por um bispo, a qual se subdivide em outras unidades menores que são as paróquias, governadas por um padre, também chamado de pároco. A paróquia, por sua vez, também se subdivide em outras unidades que são as comunidades.</text:span></text:p>
      <text:p text:style-name="P5"><text:span text:style-name="T4">2 – </text:span><text:span text:style-name="T7">Uma pastoral é um conjunto de fiéis reunidos que prestam serviços voluntários à paróquia, tais como: coordenar turmas de catequese, cantar e tocar nas celebrações, auxiliar a realização das celebrações, auxiliar na coleta do dízimo, fazer visitas aos idosos e encarcerados etc.</text:span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2pt" fo:language="pt" fo:country="BR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="Arial" fo:font-family="Arial" style:font-family-generic="roman" style:font-pitch="variable"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Arial" fo:font-family="Arial" style:font-family-generic="roman" style:font-pitch="variable" style:font-name-complex="Noto Sans Devanagari" style:font-family-complex="'Noto Sans Devanagari'" style:font-family-generic-complex="system" style:font-pitch-complex="variable"/>
    </style:style>
    <style:style style:name="Footnote" style:family="paragraph" style:parent-style-name="Standard" style:default-outline-level="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03T10:05:17</meta:creation-date>
    <dc:language>pt-BR</dc:language>
    <meta:print-date>2025-02-06T09:06:14</meta:print-date>
    <dc:date>2025-02-11T08:52:03.262000000</dc:date>
    <meta:editing-cycles>17</meta:editing-cycles>
    <meta:editing-duration>PT1H17M35S</meta:editing-duration>
    <meta:generator>LibreOffice/7.2.4.1$Windows_X86_64 LibreOffice_project/27d75539669ac387bb498e35313b970b7fe9c4f9</meta:generator>
    <meta:document-statistic meta:table-count="0" meta:image-count="0" meta:object-count="0" meta:page-count="2" meta:paragraph-count="18" meta:word-count="572" meta:character-count="3401" meta:non-whitespace-character-count="2853"/>
    <meta:user-defined meta:name="AppVersion">15.0000</meta:user-defined>
  </office:meta>
</office:document-meta>
</file>